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71.01pt"/>
    </style:style>
    <style:style style:name="co7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25pt" fo:break-before="auto" style:use-optimal-row-height="fals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20.8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4c4c4c" style:text-outline="false" style:text-line-through-style="none" style:text-line-through-type="none" style:font-name="Ubuntu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1pt" style:language-asian="zh" style:country-asian="CN" style:font-style-asian="normal" style:font-weight-asian="normal" style:font-name-complex="Ubunt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rver:</text:p>
          </table:table-cell>
          <table:table-cell office:value-type="string" calcext:value-type="string">
            <text:p>Update:</text:p>
          </table:table-cell>
          <table:table-cell office:value-type="string" calcext:value-type="string">
            <text:p>Upgrade:</text:p>
          </table:table-cell>
          <table:table-cell office:value-type="string" calcext:value-type="string">
            <text:p>Hardening-check:</text:p>
          </table:table-cell>
          <table:table-cell office:value-type="string" calcext:value-type="string">
            <text:p>Check gedaan:</text:p>
          </table:table-cell>
          <table:table-cell office:value-type="string" calcext:value-type="string">
            <text:p>Install Apache:</text:p>
          </table:table-cell>
          <table:table-cell office:value-type="string" calcext:value-type="string">
            <text:p>Check gedaan:</text:p>
          </table:table-cell>
          <table:table-cell office:value-type="string" calcext:value-type="string">
            <text:p>Install MySQL</text:p>
          </table:table-cell>
          <table:table-cell office:value-type="string" calcext:value-type="string">
            <text:p>Check gedaan:</text:p>
          </table:table-cell>
        </table:table-row>
        <table:table-row table:style-name="ro1">
          <table:table-cell office:value-type="string" calcext:value-type="string">
            <text:p>Ubuntu 14.04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buntu 16.04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buntu 18.04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entOS 6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entOS 7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edora 27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edora 28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bian 8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ebian 9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 (lintian)</text:p>
          </table:table-cell>
          <table:table-cell office:value-type="string" calcext:value-type="string">
            <text:p>Andere chec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E 11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USE 12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rver:</text:p>
          </table:table-cell>
          <table:table-cell office:value-type="string" calcext:value-type="string">
            <text:p>Install PHP:</text:p>
          </table:table-cell>
          <table:table-cell office:value-type="string" calcext:value-type="string">
            <text:p>Check gedaan:</text:p>
          </table:table-cell>
          <table:table-cell office:value-type="string" calcext:value-type="string">
            <text:p>Bind9:</text:p>
          </table:table-cell>
          <table:table-cell office:value-type="string" calcext:value-type="string">
            <text:p>Check gedaan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buntu 14.04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buntu 16.04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buntu 18.04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OS 6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OS 7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dora 27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dora 28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ian 8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ian 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SE 11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SE 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Log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buntu 14.04</text:p>
          </table:table-cell>
          <table:table-cell office:value-type="string" calcext:value-type="string">
            <text:p>apt install openssh-serv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buntu 16.04</text:p>
          </table:table-cell>
          <table:table-cell office:value-type="string" calcext:value-type="string">
            <text:p>apt install hardening-includ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buntu 18.04</text:p>
          </table:table-cell>
          <table:table-cell office:value-type="string" calcext:value-type="string">
            <text:p>install make binutils</text:p>
          </table:table-cell>
          <table:table-cell office:value-type="string" calcext:value-type="string">
            <text:p>wget hardening-includes</text:p>
          </table:table-cell>
          <table:table-cell office:value-type="string" calcext:value-type="string">
            <text:p>dpkg -i hardeninginclu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ntOS 6</text:p>
          </table:table-cell>
          <table:table-cell office:value-type="string" calcext:value-type="string">
            <text:p>Install wget</text:p>
          </table:table-cell>
          <table:table-cell office:value-type="string" calcext:value-type="string">
            <text:p>download latest epel-release</text:p>
          </table:table-cell>
          <table:table-cell office:value-type="string" calcext:value-type="string">
            <text:p>install epel</text:p>
          </table:table-cell>
          <table:table-cell office:value-type="string" calcext:value-type="string">
            <text:p>yum install hardening-check</text:p>
          </table:table-cell>
          <table:table-cell office:value-type="string" calcext:value-type="string">
            <text:p>yum install openssh-cli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OS 7</text:p>
          </table:table-cell>
          <table:table-cell office:value-type="string" calcext:value-type="string">
            <text:p>Install wget</text:p>
          </table:table-cell>
          <table:table-cell office:value-type="string" calcext:value-type="string">
            <text:p>download latest epel-release</text:p>
          </table:table-cell>
          <table:table-cell office:value-type="string" calcext:value-type="string">
            <text:p>install epel</text:p>
          </table:table-cell>
          <table:table-cell office:value-type="string" calcext:value-type="string">
            <text:p>yum install hardening-che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edora 27</text:p>
          </table:table-cell>
          <table:table-cell office:value-type="string" calcext:value-type="string">
            <text:p>yum install hardening-che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dora 28</text:p>
          </table:table-cell>
          <table:table-cell office:value-type="string" calcext:value-type="string">
            <text:p>yum install hardening-che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bian 8</text:p>
          </table:table-cell>
          <table:table-cell office:value-type="string" calcext:value-type="string">
            <text:p>apt install hardening-includ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bian 9</text:p>
          </table:table-cell>
          <table:table-cell office:value-type="string" calcext:value-type="string">
            <text:p>apt install linti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SE 11</text:p>
          </table:table-cell>
          <table:table-cell office:value-type="string" calcext:value-type="string">
            <text:p>zypper update</text:p>
          </table:table-cell>
          <table:table-cell office:value-type="string" calcext:value-type="string">
            <text:p>zypper addrepo opensuse hardening-check</text:p>
          </table:table-cell>
          <table:table-cell office:value-type="string" calcext:value-type="string">
            <text:p>zypper install hardening-che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SE 12</text:p>
          </table:table-cell>
          <table:table-cell office:value-type="string" calcext:value-type="string">
            <text:p>zypper update</text:p>
          </table:table-cell>
          <table:table-cell office:value-type="string" calcext:value-type="string">
            <text:p>zypper addrepo opensuse hardening-check</text:p>
          </table:table-cell>
          <table:table-cell office:value-type="string" calcext:value-type="string">
            <text:p>zypper install hardening-check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g: (Apache and onwar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buntu 14.04</text:p>
          </table:table-cell>
          <table:table-cell office:value-type="string" calcext:value-type="string">
            <text:p>apt install apache2</text:p>
          </table:table-cell>
          <table:table-cell office:value-type="string" calcext:value-type="string">
            <text:p>apt install mysql-server</text:p>
          </table:table-cell>
          <table:table-cell office:value-type="string" calcext:value-type="string">
            <text:p>sudo apt-get install -y php5 libapache2-mod-php5 php5-mcrypt php5-cli</text:p>
          </table:table-cell>
          <table:table-cell office:value-type="string" calcext:value-type="string">
            <text:p>sudo apt-get install bind9 bind9utils bind9-doc dnsutil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buntu 16.04</text:p>
          </table:table-cell>
          <table:table-cell table:style-name="ce1" office:value-type="string" calcext:value-type="string">
            <text:p>sudo apt-get install apache2</text:p>
          </table:table-cell>
          <table:table-cell table:style-name="ce1" office:value-type="string" calcext:value-type="string">
            <text:p>sudo apt-get install mysql-server</text:p>
          </table:table-cell>
          <table:table-cell table:style-name="ce4" office:value-type="string" calcext:value-type="string">
            <text:p>sudo apt-get install php libapache2-mod-php php-mcrypt php-mysql</text:p>
          </table:table-cell>
          <table:table-cell office:value-type="string" calcext:value-type="string">
            <text:p>sudo apt-get install bind9 bind9utils bind9-doc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Ubuntu 18.04</text:p>
          </table:table-cell>
          <table:table-cell office:value-type="string" calcext:value-type="string">
            <text:p>apt install apache2</text:p>
          </table:table-cell>
          <table:table-cell office:value-type="string" calcext:value-type="string">
            <text:p>apt install mysql-server</text:p>
          </table:table-cell>
          <table:table-cell table:style-name="ce5" office:value-type="string" calcext:value-type="string">
            <text:p><text:span text:style-name="T1">sudo apt install php7.2 php libapache2-mod-php php-mysql</text:span></text:p>
          </table:table-cell>
          <table:table-cell office:value-type="string" calcext:value-type="string">
            <text:p>sudo apt install bind9 bind9uti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OS 6</text:p>
          </table:table-cell>
          <table:table-cell office:value-type="string" calcext:value-type="string">
            <text:p>yum install httpd</text:p>
          </table:table-cell>
          <table:table-cell office:value-type="string" calcext:value-type="string">
            <text:p>yum install mysql-server</text:p>
          </table:table-cell>
          <table:table-cell office:value-type="string" calcext:value-type="string">
            <text:p>sudo yum install php php-mysql</text:p>
          </table:table-cell>
          <table:table-cell office:value-type="string" calcext:value-type="string">
            <text:p>yum install bind bind-utils -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OS 7</text:p>
          </table:table-cell>
          <table:table-cell office:value-type="string" calcext:value-type="string">
            <text:p>yum install httpd</text:p>
          </table:table-cell>
          <table:table-cell office:value-type="string" calcext:value-type="string">
            <text:p>wget http://repo.mysql.com/mysql-community-release-el7-5.noarch.rpm</text:p>
          </table:table-cell>
          <table:table-cell office:value-type="string" calcext:value-type="string">
            <text:p>sudo rpm -ivh mysql-community-release-el7-5.noarch.rpm</text:p>
          </table:table-cell>
          <table:table-cell office:value-type="string" calcext:value-type="string">
            <text:p>yum install mysql-server</text:p>
          </table:table-cell>
          <table:table-cell office:value-type="string" calcext:value-type="string">
            <text:p>sudo yum install php php-mysql php-devel php-gd php-pecl-memcache php-pspell php-snmp php-xmlrpc php-xml</text:p>
          </table:table-cell>
          <table:table-cell office:value-type="string" calcext:value-type="string">
            <text:p>sudo yum install bind bind-uti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ora 27</text:p>
          </table:table-cell>
          <table:table-cell office:value-type="string" calcext:value-type="string">
            <text:p>yum install httpd</text:p>
          </table:table-cell>
          <table:table-cell office:value-type="string" calcext:value-type="string">
            <text:p><text:s/>dnf install https://dev.mysql.com/get/mysql80-community-release-fc27-1.noarch.rpm</text:p>
          </table:table-cell>
          <table:table-cell office:value-type="string" calcext:value-type="string">
            <text:p>dnf install mysql-community-server</text:p>
          </table:table-cell>
          <table:table-cell office:value-type="string" calcext:value-type="string">
            <text:p>sudo dnf install php php-common</text:p>
          </table:table-cell>
          <table:table-cell office:value-type="string" calcext:value-type="string">
            <text:p>sudo dnf install -y bind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Fedora 28</text:p>
          </table:table-cell>
          <table:table-cell table:style-name="ce2" office:value-type="string" calcext:value-type="string">
            <text:p>sudo dnf install httpd</text:p>
          </table:table-cell>
          <table:table-cell table:style-name="ce2" office:value-type="string" calcext:value-type="string">
            <text:p>dnf install https://dev.mysql.com/get/mysql80-community-release-fc28-1.noarch.rpm</text:p>
          </table:table-cell>
          <table:table-cell office:value-type="string" calcext:value-type="string">
            <text:p>sudo dnf install mysql-community-server</text:p>
          </table:table-cell>
          <table:table-cell table:style-name="ce2" office:value-type="string" calcext:value-type="string">
            <text:p>dnf install php-pecl-apcu php-cli php-pear php-pdo php-mysqlnd php-pgsql php-pecl-mongodb php-pecl-memcache php-pecl-memcached php-gd php-mbstring php-mcrypt php-xml</text:p>
          </table:table-cell>
          <table:table-cell office:value-type="string" calcext:value-type="string">
            <text:p>sudo dnf -y install bind bind-utils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Debian 8</text:p>
          </table:table-cell>
          <table:table-cell table:style-name="ce2" office:value-type="string" calcext:value-type="string">
            <text:p>apt-get install apache2</text:p>
          </table:table-cell>
          <table:table-cell table:style-name="ce2" office:value-type="string" calcext:value-type="string">
            <text:p>apt-get install mysql-server</text:p>
          </table:table-cell>
          <table:table-cell table:style-name="ce2" office:value-type="string" calcext:value-type="string">
            <text:p>sudo apt-get install php5 php-pear</text:p>
          </table:table-cell>
          <table:table-cell table:style-name="ce2" office:value-type="string" calcext:value-type="string">
            <text:p>apt-get install bind9 bind9utils resolvconf dnsuti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ian 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USE 11</text:p>
          </table:table-cell>
          <table:table-cell table:style-name="ce1" office:value-type="string" calcext:value-type="string">
            <text:p> <text:a xlink:href="https://www.server-world.info/en/command/html/zypper.html" xlink:type="simple">zypper</text:a> -n install apache2</text:p>
          </table:table-cell>
          <table:table-cell table:style-name="ce1" office:value-type="string" calcext:value-type="string">
            <text:p>zypper install -y mysql</text:p>
          </table:table-cell>
          <table:table-cell office:value-type="string" calcext:value-type="string">
            <text:p>sudo zypper install -y mysql</text:p>
          </table:table-cell>
          <table:table-cell office:value-type="string" calcext:value-type="string">
            <text:p>sudo zypper install php</text:p>
          </table:table-cell>
          <table:table-cell table:style-name="ce1" office:value-type="string" calcext:value-type="string">
            <text:p> <text:a xlink:href="https://www.server-world.info/en/command/html/zypper.html" xlink:type="simple">zypper</text:a> -n install bind bind-utils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SUSE 12</text:p>
          </table:table-cell>
          <table:table-cell office:value-type="string" calcext:value-type="string">
            <text:p>zypper install httpd</text:p>
          </table:table-cell>
          <table:table-cell table:style-name="ce3" office:value-type="string" calcext:value-type="string">
            <text:p>sudo rpm -Uvh mysql-community-release-sles12-2.noarch.rpm</text:p>
          </table:table-cell>
          <table:table-cell table:style-name="ce3" office:value-type="string" calcext:value-type="string">
            <text:p>zypper install mysql-community-server</text:p>
          </table:table-cell>
          <table:table-cell table:style-name="ce2" office:value-type="string" calcext:value-type="string">
            <text:p>zypper -n install bind bind-utils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edora 27: Installed: <text:s text:c="2"/>hardening-check.noarch 2.6-4.fc27 <text:s text:c="17"/>perl-IO-Socket-SSL.noarch 2.051-1.fc27 <text:s text:c="12"/>perl-Mozilla-CA.noarch 20160104-6.fc27 <text:s text:c="12"/>binutils.x86_64 2.29-13.fc27 <text:s text:c="22"/>perl-Carp.noarch 1.42-395.fc27 <text:s text:c="20"/>perl-Data-Dumper.x86_64 2.167-398.fc27 <text:s text:c="12"/>perl-Encode.x86_64 4:2.94-16.fc27 <text:s text:c="17"/>perl-Errno.x86_64 1.28-404.fc27 <text:s text:c="19"/>perl-Exporter.noarch 5.72-395.fc27 <text:s text:c="16"/>perl-File-Path.noarch 2.15-1.fc27 <text:s text:c="17"/>perl-File-Temp.noarch 0.230.400-394.fc27 <text:s text:c="10"/>perl-Getopt-Long.noarch 1:2.50-3.fc27 <text:s text:c="13"/>perl-HTTP-Tiny.noarch 0.070-394.fc27 <text:s text:c="14"/>perl-IO.x86_64 1.38-404.fc27 <text:s text:c="22"/>perl-IO-Socket-IP.noarch 0.39-4.fc27 <text:s text:c="14"/>perl-MIME-Base64.x86_64 3.15-395.fc27 <text:s text:c="13"/>perl-Net-SSLeay.x86_64 1.81-4.fc27 <text:s text:c="16"/>perl-PathTools.x86_64 3.74-1.fc27 <text:s text:c="17"/>perl-Pod-Escapes.noarch 1:1.07-394.fc27 <text:s text:c="11"/>perl-Pod-Perldoc.noarch 3.28-395.fc27 <text:s text:c="13"/>perl-Pod-Simple.noarch 1:3.35-394.fc27 <text:s text:c="12"/>perl-Pod-Usage.noarch 4:1.69-394.fc27 <text:s text:c="13"/>perl-Scalar-List-Utils.x86_64 3:1.48-1.fc27 <text:s text:c="7"/>perl-Socket.x86_64 4:2.027-1.fc27 <text:s text:c="17"/>perl-Storable.x86_64 1:3.09-1.fc27 <text:s text:c="16"/>perl-Term-ANSIColor.noarch 4.06-395.fc27 <text:s text:c="10"/>perl-Term-Cap.noarch 1.17-394.fc27 <text:s text:c="16"/>perl-Text-ParseWords.noarch 3.30-394.fc27 <text:s text:c="9"/>perl-Text-Tabs+Wrap.noarch 2013.0523-394.fc27 <text:s text:c="5"/>perl-Time-Local.noarch 1:1.250-394.fc27 <text:s text:c="11"/>perl-URI.noarch 1.72-1.fc27 <text:s text:c="23"/>perl-Unicode-Normalize.x86_64 1.25-395.fc27 <text:s text:c="7"/>perl-constant.noarch 1.33-395.fc27 <text:s text:c="16"/>perl-interpreter.x86_64 4:5.26.2-404.fc27 <text:s text:c="9"/>perl-libnet.noarch 3.11-1.fc27 <text:s text:c="20"/>perl-libs.x86_64 4:5.26.2-404.fc27 <text:s text:c="16"/>perl-macros.x86_64 4:5.26.2-404.fc27 <text:s text:c="14"/>perl-parent.noarch 1:0.236-394.fc27 <text:s text:c="15"/>perl-podlators.noarch 4.09-395.fc27 <text:s text:c="15"/>perl-threads.x86_64 1:2.21-1.fc27 <text:s text:c="17"/>perl-threads-shared.x86_64 1.58-1.fc27 <text:s text:c="12"/>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 style:data-style-name="N2" text:time-value="10:43:11.707947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3:12:46.271792793</meta:creation-date>
    <dc:date>2018-05-17T19:26:19.362519301</dc:date>
    <meta:editing-duration>PT4H34M52S</meta:editing-duration>
    <meta:editing-cycles>55</meta:editing-cycles>
    <meta:generator>LibreOffice/6.0.3.2$Linux_X86_64 LibreOffice_project/00m0$Build-2</meta:generator>
    <meta:document-statistic meta:table-count="1" meta:cell-count="262" meta:object-count="0"/>
  </office:meta>
</office:document-meta>
</file>